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2.6256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2.3854in"/>
    </style:style>
    <style:style style:name="co11" style:family="table-column">
      <style:table-column-properties fo:break-before="auto" style:column-width="3.0563in"/>
    </style:style>
    <style:style style:name="co12" style:family="table-column">
      <style:table-column-properties fo:break-before="auto" style:column-width="3.2965in"/>
    </style:style>
    <style:style style:name="co13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2.7465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PageStyle_5f_Annotations">
      <style:table-properties table:display="true" style:writing-mode="lr-tb"/>
    </style:style>
    <style:style style:name="ta2" style:family="table" style:master-page-name="PageStyle_5f_Allowed_5f_Valu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rotation-align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d32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6699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9966"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notations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>
            <text:p>SBMLId</text:p>
          </table:table-cell>
          <table:table-cell table:style-name="ce1" office:value-type="string" calcext:value-type="string">
            <text:p>SBMLType</text:p>
          </table:table-cell>
          <table:table-cell table:style-name="ce1" office:value-type="string" calcext:value-type="string">
            <text:p>AnnotationType</text:p>
          </table:table-cell>
          <table:table-cell table:style-name="ce8" office:value-type="string" calcext:value-type="string">
            <text:p>AnnotationId</text:p>
          </table:table-cell>
          <table:table-cell table:style-name="ce1" office:value-type="string" calcext:value-type="string">
            <text:p>AnnotationQualifier</text:p>
          </table:table-cell>
          <table:table-cell table:style-name="ce1" office:value-type="string" calcext:value-type="string">
            <text:p>AnnotationSource</text:p>
          </table:table-cell>
          <table:table-cell table:style-name="ce1" office:value-type="string" calcext:value-type="string">
            <text:p>RDFId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model</text:p>
          </table:table-cell>
          <table:table-cell table:style-name="ce6" table:number-columns-repeated="2"/>
          <table:table-cell table:style-name="ce9"/>
          <table:table-cell table:style-name="ce6" table:number-columns-repeated="1020"/>
        </table:table-row>
        <table:table-row table:style-name="ro2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0" office:value-type="string" calcext:value-type="string">
            <text:p>SBO:0000293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biomodels.sbo</text:p>
          </table:table-cell>
          <table:table-cell table:style-name="ce11" office:value-type="string" calcext:value-type="string">
            <text:p>non-spatial continuous framework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float" office:value="9606" calcext:value-type="float">
            <text:p>9606</text:p>
          </table:table-cell>
          <table:table-cell table:style-name="Default" office:value-type="string" calcext:value-type="string">
            <text:p>is</text:p>
          </table:table-cell>
          <table:table-cell table:style-name="ce7" office:value-type="string" calcext:value-type="string">
            <text:p>taxonomy</text:p>
          </table:table-cell>
          <table:table-cell table:style-name="ce11" office:value-type="string" calcext:value-type="string">
            <text:p>Homo sapiens (Human)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0" office:value-type="string" calcext:value-type="string">
            <text:p>BTO:0000759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bto</text:p>
          </table:table-cell>
          <table:table-cell table:style-name="ce11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UBERON:2107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uberon</text:p>
          </table:table-cell>
          <table:table-cell table:style-name="ce11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FMA:7197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fma</text:p>
          </table:table-cell>
          <table:table-cell table:style-name="ce11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0" office:value-type="string" calcext:value-type="string">
            <text:p>BTO:0000575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bto</text:p>
          </table:table-cell>
          <table:table-cell table:style-name="ce11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FMA:14515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fma</text:p>
          </table:table-cell>
          <table:table-cell table:style-name="ce11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1" table:number-rows-repeated="3">
          <table:table-cell table:style-name="ce3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compartment</text:p>
          </table:table-cell>
          <table:table-cell table:style-name="ce6" table:number-columns-repeated="2"/>
          <table:table-cell table:style-name="ce9"/>
          <table:table-cell table:style-name="ce6"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compartment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1"/>
          <table:table-cell table:style-name="Default" table:number-columns-repeated="1017"/>
        </table:table-row>
        <table:table-row table:style-name="ro1">
          <table:table-cell table:style-name="ce3" table:number-columns-repeated="3"/>
          <table:table-cell table:style-name="ce12"/>
          <table:table-cell table:style-name="ce3" table:number-columns-repeated="2"/>
          <table:table-cell table:style-name="ce17"/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reactions</text:p>
          </table:table-cell>
          <table:table-cell table:style-name="ce6" table:number-columns-repeated="2"/>
          <table:table-cell table:style-name="ce9"/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c__GLUT2_GAL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1116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LUT2_GAL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LUT2_GAL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LUT2_GALM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1116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LUT2_GALM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LUT2_GALM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5" table:number-rows-repeated="3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4" office:value-type="string" calcext:value-type="string">
            <text:p>2.7.1.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5157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10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3556" calcext:value-type="float">
            <text:p>1355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0200" calcext:value-type="float">
            <text:p>23020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K_kca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4785" calcext:value-type="float">
            <text:p>1478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K_kca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K_k_atp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4792" calcext:value-type="float">
            <text:p>147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K_k_atp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K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4785" calcext:value-type="float">
            <text:p>1478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K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K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45367" calcext:value-type="float">
            <text:p>45367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K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5024738" calcext:value-type="float">
            <text:p>15024738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4" office:value-type="string" calcext:value-type="string">
            <text:p>2.7.1.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5157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10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3556" calcext:value-type="float">
            <text:p>1355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0200" calcext:value-type="float">
            <text:p>23020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IM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3.1.3.2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IM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2921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2.7.7.1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0790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3992" calcext:value-type="float">
            <text:p>139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95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0400" calcext:value-type="float">
            <text:p>23040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5.1.3.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Q1437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171" calcext:value-type="float">
            <text:p>2217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29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0350" calcext:value-type="float">
            <text:p>23035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E_k_udp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9823" calcext:value-type="float">
            <text:p>1982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E_k_udp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46260" calcext:value-type="float">
            <text:p>4626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E_kca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6222" calcext:value-type="float">
            <text:p>1622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GALE_k_udp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46263" calcext:value-type="float">
            <text:p>4626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UG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2.7.7.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UG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9892" calcext:value-type="float">
            <text:p>198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UG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28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UG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Q1685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UGAL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2.7.7.1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UGAL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4212" calcext:value-type="float">
            <text:p>1421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UGAL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50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UGAL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Q1685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ALD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1.1.1.2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ALD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792" calcext:value-type="float">
            <text:p>127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ALD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109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ALD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1512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ALDR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893" calcext:value-type="float">
            <text:p>2289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ALDR_kca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893" calcext:value-type="float">
            <text:p>2289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ALDR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5695" calcext:value-type="float">
            <text:p>1569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5.4.2.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539" calcext:value-type="float">
            <text:p>2353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95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3687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612934" calcext:value-type="float">
            <text:p>612934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614921" calcext:value-type="float">
            <text:p>614921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PPAS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3.6.1.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PPAS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4579" calcext:value-type="float">
            <text:p>2457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PPAS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00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PPAS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Q1518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NDKU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2.7.4.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NDKU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5101" calcext:value-type="float">
            <text:p>2510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NDKU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15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4" office:value-type="string" calcext:value-type="string">
            <text:p>c__NADP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1.1.1.4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NADP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5844" calcext:value-type="float">
            <text:p>1584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NADP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83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4">
          <table:table-cell table:style-name="ce4" office:value-type="string" calcext:value-type="string">
            <text:p>c__NADP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1141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5" table:number-rows-repeated="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# species</text:p>
          </table:table-cell>
          <table:table-cell table:style-name="ce6" table:number-columns-repeated="2"/>
          <table:table-cell table:style-name="ce9"/>
          <table:table-cell table:style-name="ce6" table:number-columns-repeated="1020"/>
        </table:table-row>
        <table:table-row table:style-name="ro4">
          <table:table-cell table:style-name="ce4" office:value-type="string" calcext:value-type="string">
            <text:p>c__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167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style-name="ce11" office:value-type="string" calcext:value-type="string">
            <text:p>D-glucopyrano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__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3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office:value-type="string" calcext:value-type="string">
            <text:p>D-Gluco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__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Formula</text:p>
          </table:table-cell>
          <table:table-cell table:style-name="ce15" office:value-type="string" calcext:value-type="string">
            <text:p>C6H12O6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c__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ga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13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ga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12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galM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13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galM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12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glc1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60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glc1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10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glc6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22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glc6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66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gal1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33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gal1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44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udp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88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udp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2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udpga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6691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udpga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5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galto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1681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galto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1697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at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3061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at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a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5621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a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ut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639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ut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7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u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22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u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1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phos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347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phos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ppi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3301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ppi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1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na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34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na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nadph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778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nadph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su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179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su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8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h2o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15377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_h2o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rbcM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00042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bto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c__alb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6" office:value-type="string" calcext:value-type="string">
            <text:p>00000391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r</text:p>
          </table:table-cell>
          <table:table-cell table:number-columns-repeated="1018"/>
        </table:table-row>
        <table:table-row table:style-name="ro5" table:number-rows-repeated="10484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lowed_Values" table:style-name="ta2">
        <office:forms form:automatic-focus="false" form:apply-design-mode="false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8" table:default-cell-style-name="ce5"/>
        <table:table-row table:style-name="ro1">
          <table:table-cell table:style-name="ce18" office:value-type="string" calcext:value-type="string">
            <text:p>sbmlType</text:p>
          </table:table-cell>
          <table:table-cell table:style-name="ce18" office:value-type="string" calcext:value-type="string">
            <text:p>annotationType</text:p>
          </table:table-cell>
          <table:table-cell table:style-name="ce18" office:value-type="string" calcext:value-type="string">
            <text:p>qualifier</text:p>
          </table:table-cell>
          <table:table-cell table:style-name="ce19" office:value-type="string" calcext:value-type="string">
            <text:p>sources</text:p>
          </table:table-cell>
          <table:table-cell table:style-name="ce19" office:value-type="string" calcext:value-type="string">
            <text:p>sources name</text:p>
          </table:table-cell>
          <table:table-cell table:style-name="ce22" office:value-type="string" calcext:value-type="string">
            <text:p>pattern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reaction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niprot</text:p>
          </table:table-cell>
          <table:table-cell table:style-name="ce11" office:value-type="string" calcext:value-type="string">
            <text:p>UniProt Knowledgebase</text:p>
          </table:table-cell>
          <table:table-cell table:style-name="ce11" office:value-type="string" calcext:value-type="string">
            <text:p>^([A-N,R-Z][0-9]([A-Z][A-Z, 0-9][A-Z, 0-9][0-9]){1,2})|([O,P,Q][0-9][A-Z, 0-9][A-Z, 0-9][A-Z, 0-9][0-9])(\.\d+)?$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transporter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isDescribedBy</text:p>
          </table:table-cell>
          <table:table-cell table:style-name="ce11" office:value-type="string" calcext:value-type="string">
            <text:p>kegg.reaction</text:p>
          </table:table-cell>
          <table:table-cell table:style-name="ce11" office:value-type="string" calcext:value-type="string">
            <text:p>KEGG Reaction</text:p>
          </table:table-cell>
          <table:table-cell table:style-name="ce11" office:value-type="string" calcext:value-type="string">
            <text:p>^R\d+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pecie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hasProperty</text:p>
          </table:table-cell>
          <table:table-cell table:style-name="ce11" office:value-type="string" calcext:value-type="string">
            <text:p>kegg.compound</text:p>
          </table:table-cell>
          <table:table-cell table:style-name="ce11" office:value-type="string" calcext:value-type="string">
            <text:p>KEGG Compound</text:p>
          </table:table-cell>
          <table:table-cell table:style-name="ce11" office:value-type="string" calcext:value-type="string">
            <text:p>^C\d+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ompartment</text:p>
          </table:table-cell>
          <table:table-cell table:style-name="Default"/>
          <table:table-cell office:value-type="string" calcext:value-type="string">
            <text:p>isPartOf</text:p>
          </table:table-cell>
          <table:table-cell office:value-type="string" calcext:value-type="string">
            <text:p>rhea</text:p>
          </table:table-cell>
          <table:table-cell table:style-name="ce11" office:value-type="string" calcext:value-type="string">
            <text:p>Rhea</text:p>
          </table:table-cell>
          <table:table-cell table:style-name="ce11" office:value-type="string" calcext:value-type="string">
            <text:p>^\d{5}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rameter</text:p>
          </table:table-cell>
          <table:table-cell table:number-columns-repeated="2"/>
          <table:table-cell office:value-type="string" calcext:value-type="string">
            <text:p>omim</text:p>
          </table:table-cell>
          <table:table-cell table:style-name="ce11" office:value-type="string" calcext:value-type="string">
            <text:p>OMIM</text:p>
          </table:table-cell>
          <table:table-cell table:style-name="ce11" office:value-type="string" calcext:value-type="string">
            <text:p>^[*#+%^]?\d{6}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del</text:p>
          </table:table-cell>
          <table:table-cell table:number-columns-repeated="2"/>
          <table:table-cell office:value-type="string" calcext:value-type="string">
            <text:p>pubmed</text:p>
          </table:table-cell>
          <table:table-cell table:style-name="ce11" office:value-type="string" calcext:value-type="string">
            <text:p>PubMed</text:p>
          </table:table-cell>
          <table:table-cell table:style-name="ce11" office:value-type="string" calcext:value-type="string">
            <text:p>^\d+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1" office:value-type="string" calcext:value-type="string">
            <text:p>sabiork.kineticrecord</text:p>
          </table:table-cell>
          <table:table-cell table:style-name="ce11" office:value-type="string" calcext:value-type="string">
            <text:p>SABIO-RK Kinetic Record</text:p>
          </table:table-cell>
          <table:table-cell table:style-name="ce11" office:value-type="string" calcext:value-type="string">
            <text:p>^\d+$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11" office:value-type="string" calcext:value-type="string">
            <text:p>ec-code</text:p>
          </table:table-cell>
          <table:table-cell table:style-name="ce11" office:value-type="string" calcext:value-type="string">
            <text:p>Enzyme Nomenclature</text:p>
          </table:table-cell>
          <table:table-cell table:style-name="ce11" office:value-type="string" calcext:value-type="string">
            <text:p>^\d+\.-\.-\.-|\d+\.\d+\.-\.-|\d+\.\d+\.\d+\.-|\d+\.\d+\.\d+\.(n)?\d+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biomodels.sbo</text:p>
          </table:table-cell>
          <table:table-cell table:style-name="ce11" office:value-type="string" calcext:value-type="string">
            <text:p>Systems Biology Ontology</text:p>
          </table:table-cell>
          <table:table-cell table:style-name="ce11" office:value-type="string" calcext:value-type="string">
            <text:p>^SBO:\d{7}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tcdb</text:p>
          </table:table-cell>
          <table:table-cell table:style-name="ce11" office:value-type="string" calcext:value-type="string">
            <text:p>Transport Classification Database</text:p>
          </table:table-cell>
          <table:table-cell table:style-name="ce11" office:value-type="string" calcext:value-type="string">
            <text:p>^\d+\.[A-Z]\.\d+\.\d+\.\d+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hebi</text:p>
          </table:table-cell>
          <table:table-cell table:style-name="ce11" office:value-type="string" calcext:value-type="string">
            <text:p>ChEBI</text:p>
          </table:table-cell>
          <table:table-cell table:style-name="ce11" office:value-type="string" calcext:value-type="string">
            <text:p>^CHEBI:\d+$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0" office:value-type="string" calcext:value-type="string">
            <text:p>taxonomy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number-columns-repeated="3"/>
          <table:table-cell table:style-name="ce11" office:value-type="string" calcext:value-type="string">
            <text:p>taxonomy</text:p>
          </table:table-cell>
          <table:table-cell table:style-name="ce11" office:value-type="string" calcext:value-type="string">
            <text:p>Taxonomy</text:p>
          </table:table-cell>
          <table:table-cell table:style-name="ce11" office:value-type="string" calcext:value-type="string">
            <text:p>^\d+$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 calcext:value-type="string">
            <text:p>tissue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11" office:value-type="string" calcext:value-type="string">
            <text:p>fma</text:p>
          </table:table-cell>
          <table:table-cell table:style-name="ce11" office:value-type="string" calcext:value-type="string">
            <text:p>Foundational Model of Anatomy Ontology</text:p>
          </table:table-cell>
          <table:table-cell table:style-name="ce11" office:value-type="string" calcext:value-type="string">
            <text:p>^FMA:\d+$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bto</text:p>
          </table:table-cell>
          <table:table-cell table:style-name="ce11" office:value-type="string" calcext:value-type="string">
            <text:p>Brenda Tissue Ontology</text:p>
          </table:table-cell>
          <table:table-cell table:style-name="ce11" office:value-type="string" calcext:value-type="string">
            <text:p>^BTO:\d{7}$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1" office:value-type="string" calcext:value-type="string">
            <text:p>uberon</text:p>
          </table:table-cell>
          <table:table-cell table:style-name="ce11" office:value-type="string" calcext:value-type="string">
            <text:p>UBERON</text:p>
          </table:table-cell>
          <table:table-cell table:style-name="ce11" office:value-type="string" calcext:value-type="string">
            <text:p>^UBERON\:\d+$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 calcext:value-type="string">
            <text:p>pathway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1" office:value-type="string" calcext:value-type="string">
            <text:p>Pathway Ontology</text:p>
          </table:table-cell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notations" style:display-name="PageStyle_Anno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ed_5f_Values" style:display-name="PageStyle_Allowed_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1-30T16:39:12.477938741</dc:date>
    <meta:editing-cycles>2</meta:editing-cycles>
    <meta:editing-duration>PT51M54S</meta:editing-duration>
    <meta:generator>LibreOffice/4.2.8.2$Linux_X86_64 LibreOffice_project/420m0$Build-2</meta:generator>
    <meta:document-statistic meta:table-count="2" meta:cell-count="816" meta:object-count="0"/>
  </office:meta>
</office:document-meta>
</file>